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inherit" svg:font-family="inherit"/>
    <style:font-face style:name="verdana" svg:font-family="verdana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style:line-height-at-least="0.1457in" fo:widows="1" fo:text-indent="0in" style:auto-text-indent="false"/>
    </style:style>
    <style:style style:name="P2" style:family="paragraph" style:parent-style-name="Standard">
      <style:paragraph-properties fo:margin-left="0in" fo:margin-right="0in" fo:margin-top="0in" fo:margin-bottom="0in" style:line-height-at-least="0.1457in" fo:widows="1" fo:text-indent="0in" style:auto-text-indent="false" fo:padding="0in" fo:border="none"/>
      <style:text-properties fo:font-variant="normal" fo:text-transform="none" fo:color="#000000" style:font-name="inherit" fo:font-size="10.5pt" fo:letter-spacing="normal" fo:font-style="normal" fo:font-weight="bold"/>
    </style:style>
    <style:style style:name="P3" style:family="paragraph" style:parent-style-name="Standard">
      <style:paragraph-properties fo:margin-left="0in" fo:margin-right="0in" style:line-height-at-least="0.1457in" fo:widows="1" fo:text-indent="0in" style:auto-text-indent="false" fo:break-before="page"/>
    </style:style>
    <style:style style:name="P4" style:family="paragraph" style:parent-style-name="Standard">
      <style:paragraph-properties fo:margin-left="0in" fo:margin-right="0in" style:line-height-at-least="0.1457in" fo:widows="1" fo:text-indent="0in" style:auto-text-indent="false"/>
    </style:style>
    <style:style style:name="P5" style:family="paragraph" style:parent-style-name="Standard">
      <style:paragraph-properties fo:margin-left="0in" fo:margin-right="0in" style:line-height-at-least="0.1457in" fo:widows="1" fo:text-indent="0in" style:auto-text-indent="false" fo:break-before="page"/>
    </style:style>
    <style:style style:name="P6" style:family="paragraph" style:parent-style-name="Standard">
      <style:paragraph-properties fo:margin-left="0in" fo:margin-right="0in" fo:margin-top="0in" fo:margin-bottom="0in" style:line-height-at-least="0.1457in" fo:widows="1" fo:text-indent="0in" style:auto-text-indent="false" fo:padding="0in" fo:border="none"/>
      <style:text-properties fo:font-variant="normal" fo:text-transform="none" fo:color="#000000" style:font-name="inherit" fo:font-size="10.5pt" fo:letter-spacing="normal" fo:font-style="normal" fo:font-weight="bold"/>
    </style:style>
    <style:style style:name="T1" style:family="text">
      <style:text-properties fo:font-variant="normal" fo:text-transform="none" fo:color="#000000" style:font-name="verdana" fo:font-size="10.5pt" fo:letter-spacing="normal" fo:font-style="normal" fo:font-weight="bold"/>
    </style:style>
    <style:style style:name="T2" style:family="text">
      <style:text-properties fo:font-variant="normal" fo:text-transform="none" fo:color="#000000" style:font-name="verdana" fo:font-size="10.5pt" fo:letter-spacing="normal" fo:font-style="normal" fo:font-weight="normal"/>
    </style:style>
    <style:style style:name="T3" style:family="text">
      <style:text-properties fo:font-variant="normal" fo:text-transform="none" fo:color="#000000" fo:letter-spacing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Human CR 0.5 MONK 1</text:span><text:line-break/><text:span text:style-name="T1">XP</text:span><text:span text:style-name="T3"> </text:span><text:span text:style-name="T2">200</text:span><text:line-break/><text:span text:style-name="T2">Any Medium Humanoid</text:span><text:line-break/><text:span text:style-name="T2">Monk level 1 (skill points 6) -Monk</text:span><text:line-break/><text:span text:style-name="T2">(Monk ) </text:span><text:line-break/><text:span text:style-name="T1">Init</text:span><text:span text:style-name="T3"> </text:span><text:span text:style-name="T2">+2; </text:span><text:span text:style-name="T1">Senses</text:span><text:span text:style-name="T3"> </text:span><text:span text:style-name="T2">; Perception +6</text:span></text:p>
      <text:p text:style-name="P2">DEFENSE</text:p>
      <text:p text:style-name="P1"><text:span text:style-name="T1">AC</text:span><text:span text:style-name="T3"> </text:span><text:span text:style-name="T2">15, Touch 15, flat footed 12 ( No Armour, Shield, none) </text:span><text:line-break/><text:span text:style-name="T2">(+2 Dex, +2 Monk, +1 feats) </text:span><text:line-break/><text:span text:style-name="T1">hp</text:span><text:span text:style-name="T3"> </text:span><text:span text:style-name="T2">10 (0d8+1d8+1+1);</text:span><text:line-break/><text:span text:style-name="T1">Fort</text:span><text:span text:style-name="T3"> </text:span><text:span text:style-name="T2">+3, </text:span><text:span text:style-name="T1">Ref</text:span><text:span text:style-name="T3"> </text:span><text:span text:style-name="T2">+4, </text:span><text:span text:style-name="T1">Will</text:span><text:span text:style-name="T3"> </text:span><text:span text:style-name="T2">+4 </text:span></text:p>
      <text:p text:style-name="P2">OFFENSE</text:p>
      <text:p text:style-name="P1"><text:span text:style-name="T1">Speed</text:span><text:span text:style-name="T3"> </text:span><text:span text:style-name="T2">30</text:span><text:line-break/><text:span text:style-name="T1">Melee</text:span><text:line-break/><text:span text:style-name="T1">Single Attack</text:span><text:span text:style-name="T3"> </text:span><text:span text:style-name="T2">Unarmed strike +0 (1d6+0) </text:span><text:line-break/><text:span text:style-name="T1">Full Attack</text:span><text:line-break/><text:span text:style-name="T2">Unarmed strike -1 (1d6+0)</text:span><text:line-break/><text:span text:style-name="T2">Unarmed strike-1 (1d6+0)</text:span><text:line-break/><text:span text:style-name="T2">or Flurry of blows +-1/-1 1d6+0</text:span><text:line-break/><text:span text:style-name="T1">Space</text:span><text:span text:style-name="T3"> </text:span><text:span text:style-name="T2">5ft.; </text:span><text:span text:style-name="T1">Reach</text:span><text:span text:style-name="T3"> </text:span><text:span text:style-name="T2">5 </text:span><text:line-break/><text:span text:style-name="T1">Special Attacks</text:span><text:line-break/><text:span text:style-name="T1">Flurry of Blows</text:span><text:span text:style-name="T3"> </text:span><text:span text:style-name="T2">Extra attack(s) at modifier of </text:span></text:p>
      <text:p text:style-name="P2">STATISTICS</text:p>
      <text:p text:style-name="P1"><text:span text:style-name="T1">Str</text:span><text:span text:style-name="T3"> </text:span><text:span text:style-name="T2">11, </text:span><text:span text:style-name="T1">Dex</text:span><text:span text:style-name="T3"> </text:span><text:span text:style-name="T2">14, </text:span><text:span text:style-name="T1">Con</text:span><text:span text:style-name="T3"> </text:span><text:span text:style-name="T2">13, </text:span><text:span text:style-name="T1">Int</text:span><text:span text:style-name="T3"> </text:span><text:span text:style-name="T2">13, </text:span><text:span text:style-name="T1">Wis</text:span><text:span text:style-name="T3"> </text:span><text:span text:style-name="T2">15, </text:span><text:span text:style-name="T1">Cha</text:span><text:span text:style-name="T3"> </text:span><text:span text:style-name="T2">8</text:span><text:line-break/><text:span text:style-name="T1">Base Attack</text:span><text:span text:style-name="T3"> </text:span><text:span text:style-name="T2">0 </text:span><text:span text:style-name="T1">CMB</text:span><text:span text:style-name="T3"> </text:span><text:span text:style-name="T2">0 ;(</text:span><text:span text:style-name="T1">grapple</text:span><text:span text:style-name="T3"> </text:span><text:span text:style-name="T2">2) ;</text:span><text:span text:style-name="T1">CMD</text:span><text:span text:style-name="T3"> </text:span><text:span text:style-name="T2">17 </text:span><text:line-break/><text:span text:style-name="T1">Feats</text:span><text:span text:style-name="T3"> </text:span><text:line-break/><text:span text:style-name="T2">Scorpion Style: FORT DC 10 +1/2 level + WIS mod or speed reduced to 5ft for WIS mod rounds,</text:span><text:line-break/><text:span text:style-name="T2">Dodge: Add 1 to AC ,</text:span><text:line-break/><text:span text:style-name="T2">Improved Grapple: +2 bonus on grapple checks,</text:span><text:line-break/><text:span text:style-name="T2">Improved Unarmed Strike: Considered armed even when unarmed,</text:span><text:line-break/><text:span text:style-name="T2">Stunning Fist: Stun an opponent with unarmed strike. Fort DC 10 +1/2 level + WIS bonus,</text:span><text:line-break/><text:span text:style-name="T2">Two-Weapon Fighting: Get extra attack at -2 to all attacks</text:span><text:line-break/><text:span text:style-name="T1">Skills</text:span><text:span text:style-name="T3"> </text:span><text:span text:style-name="T2">Acrobatics 6, Climb 4, Escape Artist 6, Intimidate -1, Know History 1, Know Religion 5, Perception 6, Ride 2, Sense Motive 6, Swim 0</text:span><text:line-break/><text:span text:style-name="T1">Languages</text:span><text:span text:style-name="T3"> </text:span><text:span text:style-name="T2">Common</text:span></text:p>
      <text:p text:style-name="P2">ECOLOGY</text:p>
      <text:p text:style-name="P1"><text:span text:style-name="T1">Environment</text:span><text:span text:style-name="T3"> </text:span><text:span text:style-name="T2">Any</text:span><text:line-break/><text:span text:style-name="T1">Organization</text:span><text:span text:style-name="T3"> </text:span><text:span text:style-name="T2">Company 10-20, Band 30-100, Squad 4-8</text:span><text:line-break/><text:span text:style-name="T1">Treasure</text:span><text:span text:style-name="T3"> </text:span><text:span text:style-name="T2">Standard</text:span>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1">Human CR 1 MONK 2</text:span><text:line-break/><text:span text:style-name="T1">XP</text:span><text:span text:style-name="T3"> </text:span><text:span text:style-name="T2">400</text:span><text:line-break/><text:span text:style-name="T2">Any Medium Humanoid</text:span><text:line-break/><text:span text:style-name="T2">Monk level 2 (skill points 12) -Monk</text:span><text:line-break/><text:span text:style-name="T2">(Martial Artist ) </text:span><text:line-break/><text:span text:style-name="T1">Init</text:span><text:span text:style-name="T3"> </text:span><text:span text:style-name="T2">+2; </text:span><text:span text:style-name="T1">Senses</text:span><text:span text:style-name="T3"> </text:span><text:span text:style-name="T2">; Perception +7</text:span></text:p>
      <text:p text:style-name="P2">DEFENSE</text:p>
      <text:p text:style-name="P1"><text:span text:style-name="T1">AC</text:span><text:span text:style-name="T3"> </text:span><text:span text:style-name="T2">15, Touch 15, flat footed 12 ( No Armour, Shield, none) </text:span><text:line-break/><text:span text:style-name="T2">(+2 Dex, +2 Monk, +1 feats) </text:span><text:line-break/><text:span text:style-name="T1">hp</text:span><text:span text:style-name="T3"> </text:span><text:span text:style-name="T2">16 (0d8+2d8+2+2);</text:span><text:line-break/><text:span text:style-name="T1">Fort</text:span><text:span text:style-name="T3"> </text:span><text:span text:style-name="T2">+4, </text:span><text:span text:style-name="T1">Ref</text:span><text:span text:style-name="T3"> </text:span><text:span text:style-name="T2">+5, </text:span><text:span text:style-name="T1">Will</text:span><text:span text:style-name="T3"> </text:span><text:span text:style-name="T2">+5 </text:span></text:p>
      <text:p text:style-name="P2">OFFENSE</text:p>
      <text:p text:style-name="P1"><text:span text:style-name="T1">Speed</text:span><text:span text:style-name="T3"> </text:span><text:span text:style-name="T2">30</text:span><text:line-break/><text:span text:style-name="T1">Melee</text:span><text:line-break/><text:span text:style-name="T1">Single Attack</text:span><text:span text:style-name="T3"> </text:span><text:span text:style-name="T2">Unarmed strike +1 (1d6+0) </text:span><text:line-break/><text:span text:style-name="T1">Full Attack</text:span><text:line-break/><text:span text:style-name="T2">2 Unarmed strike +0 (1d6+0)</text:span><text:line-break/><text:span text:style-name="T2">or Flurry of blows +0/0 1d6+0</text:span><text:line-break/><text:span text:style-name="T1">Space</text:span><text:span text:style-name="T3"> </text:span><text:span text:style-name="T2">5ft.; </text:span><text:span text:style-name="T1">Reach</text:span><text:span text:style-name="T3"> </text:span><text:span text:style-name="T2">5 </text:span><text:line-break/><text:span text:style-name="T1">Special Attacks</text:span><text:line-break/><text:span text:style-name="T1">Flurry of Blows</text:span><text:span text:style-name="T3"> </text:span><text:span text:style-name="T2">Extra attack(s) at modifier of </text:span></text:p>
      <text:p text:style-name="P2">STATISTICS</text:p>
      <text:p text:style-name="P1"><text:span text:style-name="T1">Str</text:span><text:span text:style-name="T3"> </text:span><text:span text:style-name="T2">11, </text:span><text:span text:style-name="T1">Dex</text:span><text:span text:style-name="T3"> </text:span><text:span text:style-name="T2">14, </text:span><text:span text:style-name="T1">Con</text:span><text:span text:style-name="T3"> </text:span><text:span text:style-name="T2">13, </text:span><text:span text:style-name="T1">Int</text:span><text:span text:style-name="T3"> </text:span><text:span text:style-name="T2">13, </text:span><text:span text:style-name="T1">Wis</text:span><text:span text:style-name="T3"> </text:span><text:span text:style-name="T2">15, </text:span><text:span text:style-name="T1">Cha</text:span><text:span text:style-name="T3"> </text:span><text:span text:style-name="T2">8</text:span><text:line-break/><text:span text:style-name="T1">Base Attack</text:span><text:span text:style-name="T3"> </text:span><text:span text:style-name="T2">1 </text:span><text:span text:style-name="T1">CMB</text:span><text:span text:style-name="T3"> </text:span><text:span text:style-name="T2">1 ;(</text:span><text:span text:style-name="T1">grapple</text:span><text:span text:style-name="T3"> </text:span><text:span text:style-name="T2">3) ;</text:span><text:span text:style-name="T1">CMD</text:span><text:span text:style-name="T3"> </text:span><text:span text:style-name="T2">18 </text:span><text:line-break/><text:span text:style-name="T1">Feats</text:span><text:span text:style-name="T3"> </text:span><text:line-break/><text:span text:style-name="T2">Combat Reflexes: DEX mod additional attacks of opportunity,</text:span><text:line-break/><text:span text:style-name="T2">Scorpion Style: FORT DC 10 +1/2 level + WIS mod or speed reduced to 5ft for WIS mod rounds,</text:span><text:line-break/><text:span text:style-name="T2">Dodge: Add 1 to AC ,</text:span><text:line-break/><text:span text:style-name="T2">Evasion: No damage on reflex save,</text:span><text:line-break/><text:span text:style-name="T2">Improved Grapple: +2 bonus on grapple checks,</text:span><text:line-break/><text:span text:style-name="T2">Improved Unarmed Strike: Considered armed even when unarmed,</text:span><text:line-break/><text:span text:style-name="T2">Stunning Fist: Stun an opponent with unarmed strike. Fort DC 10 +1/2 level + WIS bonus,</text:span><text:line-break/><text:span text:style-name="T2">Two-Weapon Fighting: Get extra attack at -2 to all attacks</text:span><text:line-break/><text:span text:style-name="T1">Skills</text:span><text:span text:style-name="T3"> </text:span><text:span text:style-name="T2">Acrobatics 7, Climb 5, Escape Artist 7, Intimidate -1, Know History 1, Know Religion 6, Perception 7, Ride 2, Sense Motive 7, Swim 0</text:span><text:line-break/><text:span text:style-name="T1">Languages</text:span><text:span text:style-name="T3"> </text:span><text:span text:style-name="T2">Common</text:span></text:p>
      <text:p text:style-name="P2">ECOLOGY</text:p>
      <text:p text:style-name="P1"><text:span text:style-name="T1">Environment</text:span><text:span text:style-name="T3"> </text:span><text:span text:style-name="T2">Any</text:span><text:line-break/><text:span text:style-name="T1">Organization</text:span><text:span text:style-name="T3"> </text:span><text:span text:style-name="T2">Company 10-20, Band 30-100, Squad 4-8</text:span><text:line-break/><text:span text:style-name="T1">Treasure</text:span><text:span text:style-name="T3"> </text:span><text:span text:style-name="T2">Standard</text:span></text:p>
      <text:p text:style-name="P2">SPECIAL ABILITIES</text:p>
      <text:p text:style-name="P1"><text:span text:style-name="T1">Evasion</text:span><text:span text:style-name="T3"> </text:span><text:span text:style-name="T2">Reflex save no damage instead of 1/2 1</text:span></text:p>
      <text:p text:style-name="P2">MAGIC ITEMS (max value 390)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1">Human CR 3 MONK 4</text:span><text:line-break/><text:span text:style-name="T1">XP</text:span><text:span text:style-name="T3"> </text:span><text:span text:style-name="T2">800</text:span><text:line-break/><text:span text:style-name="T2">Any Medium Humanoid</text:span><text:line-break/><text:span text:style-name="T2">Monk level 4 (skill points 24) -Monk</text:span><text:line-break/><text:span text:style-name="T2">(Martial Artist ) </text:span><text:line-break/><text:span text:style-name="T1">Init</text:span><text:span text:style-name="T3"> </text:span><text:span text:style-name="T2">+2; </text:span><text:span text:style-name="T1">Senses</text:span><text:span text:style-name="T3"> </text:span><text:span text:style-name="T2">; Perception +10</text:span></text:p>
      <text:p text:style-name="P2">DEFENSE</text:p>
      <text:p text:style-name="P1"><text:span text:style-name="T1">AC</text:span><text:span text:style-name="T3"> </text:span><text:span text:style-name="T2">17, Touch 17, flat footed 14 ( No Armour, Shield, none) </text:span><text:line-break/><text:span text:style-name="T2">(+2 Dex, +4 Monk, +1 feats) </text:span><text:line-break/><text:span text:style-name="T1">hp</text:span><text:span text:style-name="T3"> </text:span><text:span text:style-name="T2">29 (0d8+4d8+4+4);</text:span><text:line-break/><text:span text:style-name="T1">Fort</text:span><text:span text:style-name="T3"> </text:span><text:span text:style-name="T2">+5, </text:span><text:span text:style-name="T1">Ref</text:span><text:span text:style-name="T3"> </text:span><text:span text:style-name="T2">+6, </text:span><text:span text:style-name="T1">Will</text:span><text:span text:style-name="T3"> </text:span><text:span text:style-name="T2">+7 </text:span></text:p>
      <text:p text:style-name="P2">OFFENSE</text:p>
      <text:p text:style-name="P1"><text:span text:style-name="T1">Speed</text:span><text:span text:style-name="T3"> </text:span><text:span text:style-name="T2">40</text:span><text:line-break/><text:span text:style-name="T1">Melee</text:span><text:line-break/><text:span text:style-name="T1">Single Attack</text:span><text:span text:style-name="T3"> </text:span><text:span text:style-name="T2">Unarmed strike +3 (1d8+0) </text:span><text:line-break/><text:span text:style-name="T1">Full Attack</text:span><text:line-break/><text:span text:style-name="T2">2 Unarmed strike +2 (1d8+0)</text:span><text:line-break/><text:span text:style-name="T2">or Flurry of blows +2/2 1d8+0</text:span><text:line-break/><text:span text:style-name="T1">Space</text:span><text:span text:style-name="T3"> </text:span><text:span text:style-name="T2">5ft.; </text:span><text:span text:style-name="T1">Reach</text:span><text:span text:style-name="T3"> </text:span><text:span text:style-name="T2">5 </text:span><text:line-break/><text:span text:style-name="T1">Special Attacks</text:span><text:line-break/><text:span text:style-name="T1">Exploit Weakness (Ex) Martial Artist</text:span><text:span text:style-name="T3"> </text:span><text:span text:style-name="T2">At 4th level, as a swift action, a martial artist can observe a creature or object to find its weak point by making a Wisdom check and adding his monk level against a DC of 10 + the objects hardness or the targets CR. If the check succeeds, the martial artist gains a +2 bonus on attack rolls until the end of his turn, and any attacks he makes until the end of his turn ignore the creature or objects DR or hardness. A martial artist may instead use this ability as a swift action to analyze the movements and expressions of one creature within 30 feet, granting a bonus on Sense Motive checks and Reflex saves and a dodge bonus to AC against that opponent equal to 1/2 his monk level until the start of his next turn. </text:span><text:line-break/><text:line-break/><text:span text:style-name="T2">This ability replaces ki pool.</text:span><text:line-break/><text:span text:style-name="T1">Flurry of Blows</text:span><text:span text:style-name="T3"> </text:span><text:span text:style-name="T2">Extra attack(s) at modifier of </text:span><text:line-break/><text:span text:style-name="T1">Ki Extra Attack</text:span><text:span text:style-name="T3"> </text:span><text:span text:style-name="T2">for 1 point of Ki monk can have an additional attack with flurry of blows, free action</text:span><text:line-break/><text:span text:style-name="T1">Maneuver Training (Ex)</text:span><text:span text:style-name="T3"> </text:span><text:span text:style-name="T2">Monk uses level in place of base attack bonus when calculating CMB</text:span><text:line-break/><text:span text:style-name="T1">Pain Points (Ex)</text:span><text:span text:style-name="T3"> </text:span><text:span text:style-name="T2">At 3rd level, a martial artists advanced knowledge of humanoid anatomy grants a +1 bonus on critical hit confirmation rolls and increases the DC of his Stunning Fist and quivering palm by 1. </text:span><text:line-break/><text:line-break/><text:span text:style-name="T2">This ability replaces still mind.</text:span></text:p>
      <text:p text:style-name="P2">STATISTICS</text:p>
      <text:p text:style-name="P1"><text:span text:style-name="T1">Str</text:span><text:span text:style-name="T3"> </text:span><text:span text:style-name="T2">11, </text:span><text:span text:style-name="T1">Dex</text:span><text:span text:style-name="T3"> </text:span><text:span text:style-name="T2">14, </text:span><text:span text:style-name="T1">Con</text:span><text:span text:style-name="T3"> </text:span><text:span text:style-name="T2">13, </text:span><text:span text:style-name="T1">Int</text:span><text:span text:style-name="T3"> </text:span><text:span text:style-name="T2">13, </text:span><text:span text:style-name="T1">Wis</text:span><text:span text:style-name="T3"> </text:span><text:span text:style-name="T2">16, </text:span><text:span text:style-name="T1">Cha</text:span><text:span text:style-name="T3"> </text:span><text:span text:style-name="T2">8</text:span><text:line-break/><text:span text:style-name="T1">Base Attack</text:span><text:span text:style-name="T3"> </text:span><text:span text:style-name="T2">3 </text:span><text:span text:style-name="T1">CMB</text:span><text:span text:style-name="T3"> </text:span><text:span text:style-name="T2">4 ;(</text:span><text:span text:style-name="T1">grapple</text:span><text:span text:style-name="T3"> </text:span><text:span text:style-name="T2">6) ;</text:span><text:span text:style-name="T1">CMD</text:span><text:span text:style-name="T3"> </text:span><text:span text:style-name="T2">22 </text:span><text:line-break/><text:span text:style-name="T1">Feats</text:span><text:span text:style-name="T3"> </text:span><text:line-break/><text:span text:style-name="T2">Combat Reflexes: DEX mod additional attacks of opportunity,</text:span><text:line-break/><text:span text:style-name="T2">Scorpion Style: FORT DC 10 +1/2 level + WIS mod or speed reduced to 5ft for WIS mod rounds,</text:span><text:line-break/><text:span text:style-name="T2">Dodge: Add 1 to AC ,</text:span><text:line-break/><text:span text:style-name="T2">Evasion: No damage on reflex save,</text:span><text:line-break/><text:span text:style-name="T2">Improved Grapple: +2 bonus on grapple checks,</text:span><text:line-break/><text:soft-page-break/><text:span text:style-name="T2">Improved Unarmed Strike: Considered armed even when unarmed,</text:span><text:line-break/><text:span text:style-name="T2">Mobility: +4 AC to attacks of opportunity,</text:span><text:line-break/><text:span text:style-name="T2">Stunning Fist: Stun an opponent with unarmed strike. Fort DC 10 +1/2 level + WIS bonus,</text:span><text:line-break/><text:span text:style-name="T2">Two-Weapon Fighting: Get extra attack at -2 to all attacks</text:span><text:line-break/><text:span text:style-name="T1">Skills</text:span><text:span text:style-name="T3"> </text:span><text:span text:style-name="T2">Acrobatics 9, Climb 7, Escape Artist 9, Intimidate -1, Know History 1, Know Religion 8, Perception 10, Ride 2, Sense Motive 10, Swim 0</text:span><text:line-break/><text:span text:style-name="T1">Languages</text:span><text:span text:style-name="T3"> </text:span><text:span text:style-name="T2">Common</text:span></text:p>
      <text:p text:style-name="P2">ECOLOGY</text:p>
      <text:p text:style-name="P1"><text:span text:style-name="T1">Environment</text:span><text:span text:style-name="T3"> </text:span><text:span text:style-name="T2">Any</text:span><text:line-break/><text:span text:style-name="T1">Organization</text:span><text:span text:style-name="T3"> </text:span><text:span text:style-name="T2">Company 10-20, Band 30-100, Squad 4-8</text:span><text:line-break/><text:span text:style-name="T1">Treasure</text:span><text:span text:style-name="T3"> </text:span><text:span text:style-name="T2">Standard</text:span></text:p>
      <text:p text:style-name="P2">SPECIAL ABILITIES</text:p>
      <text:p text:style-name="P1"><text:span text:style-name="T1">Evasion</text:span><text:span text:style-name="T3"> </text:span><text:span text:style-name="T2">Reflex save no damage instead of 1/2 1</text:span><text:line-break/><text:span text:style-name="T1">Fast Movement</text:span><text:span text:style-name="T3"> </text:span><text:span text:style-name="T2">Land Movement raised by 10</text:span><text:line-break/><text:span text:style-name="T1">Ki Dodge</text:span><text:span text:style-name="T3"> </text:span><text:span text:style-name="T2">for 1 point of Ki monk can add +4 dodge bonus to AC for 1 round, free action</text:span><text:line-break/><text:span text:style-name="T1">Ki speed</text:span><text:span text:style-name="T3"> </text:span><text:span text:style-name="T2">for 1 point of Ki a monk can increase speed by 20ft for one round, free action</text:span><text:line-break/><text:span text:style-name="T1">Martial Arts Master (Ex)</text:span><text:span text:style-name="T3"> </text:span><text:span text:style-name="T2">At 4th level, a martial artist may use his monk level to qualify for feats with a fighter level prerequisite when those feats are applied to unarmed strikes or weapons with the monk special quality. </text:span><text:line-break/><text:line-break/><text:span text:style-name="T2">This ability replaces slow fall.</text:span></text:p>
      <text:p text:style-name="P2">MAGIC ITEMS (max value 1650)</text:p>
      <text:p text:style-name="P1"/>
      <text:p text:style-name="P3"><text:span text:style-name="T1">Human CR 4 MONK 5</text:span><text:line-break/><text:span text:style-name="T1">XP</text:span><text:span text:style-name="T3"> </text:span><text:span text:style-name="T2">1200</text:span><text:line-break/><text:span text:style-name="T2">Any Medium Humanoid</text:span><text:line-break/><text:span text:style-name="T2">Monk level 5 (skill points 30) -Monk</text:span><text:line-break/><text:span text:style-name="T2">(Monk ) </text:span><text:line-break/><text:span text:style-name="T1">Init</text:span><text:span text:style-name="T3"> </text:span><text:span text:style-name="T2">+2; </text:span><text:span text:style-name="T1">Senses</text:span><text:span text:style-name="T3"> </text:span><text:span text:style-name="T2">; Perception +11</text:span></text:p>
      <text:p text:style-name="P2">DEFENSE</text:p>
      <text:p text:style-name="P1"><text:span text:style-name="T1">AC</text:span><text:span text:style-name="T3"> </text:span><text:span text:style-name="T2">17, Touch 17, flat footed 14 ( No Armour, Shield, none) </text:span><text:line-break/><text:span text:style-name="T2">(+2 Dex, +4 Monk, +1 feats) </text:span><text:line-break/><text:span text:style-name="T1">hp</text:span><text:span text:style-name="T3"> </text:span><text:span text:style-name="T2">36 (0d8+5d8+5+5);</text:span><text:line-break/><text:span text:style-name="T1">Fort</text:span><text:span text:style-name="T3"> </text:span><text:span text:style-name="T2">+5, </text:span><text:span text:style-name="T1">Ref</text:span><text:span text:style-name="T3"> </text:span><text:span text:style-name="T2">+6, </text:span><text:span text:style-name="T1">Will</text:span><text:span text:style-name="T3"> </text:span><text:span text:style-name="T2">+7 </text:span></text:p>
      <text:p text:style-name="P2">OFFENSE</text:p>
      <text:p text:style-name="P1"><text:span text:style-name="T1">Speed</text:span><text:span text:style-name="T3"> </text:span><text:span text:style-name="T2">40</text:span><text:line-break/><text:span text:style-name="T1">Melee</text:span><text:line-break/><text:span text:style-name="T1">Single Attack</text:span><text:span text:style-name="T3"> </text:span><text:span text:style-name="T2">Unarmed strike +3 (1d8+0) </text:span><text:line-break/><text:span text:style-name="T1">Full Attack</text:span><text:line-break/><text:span text:style-name="T2">2 Unarmed strike +3 (1d8+0)</text:span><text:line-break/><text:span text:style-name="T2">or Flurry of blows +3/3 1d8+0</text:span><text:line-break/><text:span text:style-name="T1">Space</text:span><text:span text:style-name="T3"> </text:span><text:span text:style-name="T2">5ft.; </text:span><text:span text:style-name="T1">Reach</text:span><text:span text:style-name="T3"> </text:span><text:span text:style-name="T2">5 </text:span><text:line-break/><text:span text:style-name="T1">Special Attacks</text:span><text:line-break/><text:span text:style-name="T1">Flurry of Blows</text:span><text:span text:style-name="T3"> </text:span><text:span text:style-name="T2">Extra attack(s) at modifier of </text:span><text:line-break/><text:span text:style-name="T1">Ki Extra Attack</text:span><text:span text:style-name="T3"> </text:span><text:span text:style-name="T2">for 1 point of Ki monk can have an additional attack with flurry of blows, free action</text:span><text:line-break/><text:span text:style-name="T1">Ki Pool (Magic)</text:span><text:span text:style-name="T3"> </text:span><text:span text:style-name="T2">Ki points = 1/2 level + WIS mod. </text:span><text:line-break/><text:span text:style-name="T2">As long as he has at least 1 point in his ki pool,he can make a ki strike. </text:span><text:line-break/><text:span text:style-name="T2">By spending 1 point from his ki pool, a monk can do one of the following: </text:span><text:line-break/><text:line-break/><text:span text:style-name="T2">Make one additional attack at his highest attack bonus when making a flurry of blows attack, or </text:span><text:line-break/><text:span text:style-name="T2">Increase his speed by 20 feet for 1 round, or </text:span><text:line-break/><text:span text:style-name="T2">Give himself a +4 dodge bonus to AC for 1 round. </text:span><text:line-break/><text:line-break/><text:span text:style-name="T2">Each of these powers is activated as a swift action. </text:span><text:line-break/><text:line-break/><text:span text:style-name="T2">The ki pool is replenished each morning after 8 hours of rest or meditation; these hours do not need to be consecutive.</text:span><text:line-break/><text:span text:style-name="T1">Ki Strike (Magic)</text:span><text:span text:style-name="T3"> </text:span><text:span text:style-name="T2">Fists are magic weapons</text:span><text:line-break/><text:span text:style-name="T1">Maneuver Training (Ex)</text:span><text:span text:style-name="T3"> </text:span><text:span text:style-name="T2">Monk uses level in place of base attack bonus when calculating CMB</text:span></text:p>
      <text:p text:style-name="P2">STATISTICS</text:p>
      <text:p text:style-name="P1"><text:span text:style-name="T1">Str</text:span><text:span text:style-name="T3"> </text:span><text:span text:style-name="T2">11, </text:span><text:span text:style-name="T1">Dex</text:span><text:span text:style-name="T3"> </text:span><text:span text:style-name="T2">14, </text:span><text:span text:style-name="T1">Con</text:span><text:span text:style-name="T3"> </text:span><text:span text:style-name="T2">13, </text:span><text:span text:style-name="T1">Int</text:span><text:span text:style-name="T3"> </text:span><text:span text:style-name="T2">13, </text:span><text:span text:style-name="T1">Wis</text:span><text:span text:style-name="T3"> </text:span><text:span text:style-name="T2">16, </text:span><text:span text:style-name="T1">Cha</text:span><text:span text:style-name="T3"> </text:span><text:span text:style-name="T2">8</text:span><text:line-break/><text:span text:style-name="T1">Base Attack</text:span><text:span text:style-name="T3"> </text:span><text:span text:style-name="T2">3 </text:span><text:span text:style-name="T1">CMB</text:span><text:span text:style-name="T3"> </text:span><text:span text:style-name="T2">5 ;(</text:span><text:span text:style-name="T1">grapple</text:span><text:span text:style-name="T3"> </text:span><text:span text:style-name="T2">7) ;</text:span><text:span text:style-name="T1">CMD</text:span><text:span text:style-name="T3"> </text:span><text:span text:style-name="T2">22 </text:span><text:line-break/><text:span text:style-name="T1">Feats</text:span><text:span text:style-name="T3"> </text:span><text:line-break/><text:span text:style-name="T2">Combat Reflexes: DEX mod additional attacks of opportunity,</text:span><text:line-break/><text:span text:style-name="T2">Scorpion Style: FORT DC 10 +1/2 level + WIS mod or speed reduced to 5ft for WIS mod rounds,</text:span><text:line-break/><text:span text:style-name="T2">Dodge: Add 1 to AC ,</text:span><text:line-break/><text:span text:style-name="T2">Evasion: No damage on reflex save,</text:span><text:line-break/><text:span text:style-name="T2">Improved Grapple: +2 bonus on grapple checks,</text:span><text:line-break/><text:span text:style-name="T2">Improved Unarmed Strike: Considered armed even when unarmed,</text:span><text:line-break/><text:span text:style-name="T2">Mobility: +4 AC to attacks of opportunity,</text:span><text:line-break/><text:soft-page-break/><text:span text:style-name="T2">Stunning Fist: Stun an opponent with unarmed strike. Fort DC 10 +1/2 level + WIS bonus,</text:span><text:line-break/><text:span text:style-name="T2">Two-Weapon Fighting: Get extra attack at -2 to all attacks</text:span><text:line-break/><text:span text:style-name="T1">Skills</text:span><text:span text:style-name="T3"> </text:span><text:span text:style-name="T2">Acrobatics 10, Climb 8, Escape Artist 10, Intimidate -1, Know History 1, Know Religion 9, Perception 11, Ride 2, Sense Motive 11, Swim 0</text:span><text:line-break/><text:span text:style-name="T1">Languages</text:span><text:span text:style-name="T3"> </text:span><text:span text:style-name="T2">Common</text:span></text:p>
      <text:p text:style-name="P2">ECOLOGY</text:p>
      <text:p text:style-name="P1"><text:span text:style-name="T1">Environment</text:span><text:span text:style-name="T3"> </text:span><text:span text:style-name="T2">Any</text:span><text:line-break/><text:span text:style-name="T1">Organization</text:span><text:span text:style-name="T3"> </text:span><text:span text:style-name="T2">Company 10-20, Band 30-100, Squad 4-8</text:span><text:line-break/><text:span text:style-name="T1">Treasure</text:span><text:span text:style-name="T3"> </text:span><text:span text:style-name="T2">Standard</text:span></text:p>
      <text:p text:style-name="P2">SPECIAL ABILITIES</text:p>
      <text:p text:style-name="P1"><text:span text:style-name="T1">Evasion</text:span><text:span text:style-name="T3"> </text:span><text:span text:style-name="T2">Reflex save no damage instead of 1/2 1</text:span><text:line-break/><text:span text:style-name="T1">Fast Movement</text:span><text:span text:style-name="T3"> </text:span><text:span text:style-name="T2">Land Movement raised by 10</text:span><text:line-break/><text:span text:style-name="T1">High Jump</text:span><text:span text:style-name="T3"> </text:span><text:span text:style-name="T2">Add level to acrobatics checks to jump always running start, 1 point of Ki adds +20</text:span><text:line-break/><text:span text:style-name="T1">Ki Dodge</text:span><text:span text:style-name="T3"> </text:span><text:span text:style-name="T2">for 1 point of Ki monk can add +4 dodge bonus to AC for 1 round, free action</text:span><text:line-break/><text:span text:style-name="T1">Ki speed</text:span><text:span text:style-name="T3"> </text:span><text:span text:style-name="T2">for 1 point of Ki a monk can increase speed by 20ft for one round, free action</text:span><text:line-break/><text:span text:style-name="T1">Purity of Body</text:span><text:span text:style-name="T3"> </text:span><text:span text:style-name="T2">Immune to Natural Diseases</text:span><text:line-break/><text:span text:style-name="T1">Purity of Body (Ex)</text:span><text:span text:style-name="T3"> </text:span><text:span text:style-name="T2">Gains immunity to all diseases, including supernatural and magical diseases</text:span><text:line-break/><text:span text:style-name="T1">Slow Fall</text:span><text:span text:style-name="T3"> </text:span><text:span text:style-name="T2">Can Fall up to (in feet) 20</text:span><text:line-break/><text:span text:style-name="T1">Still Mind</text:span><text:span text:style-name="T3"> </text:span><text:span text:style-name="T2">+2 vs enchantment</text:span> </text:p>
      <text:p text:style-name="P1"/>
      <text:p text:style-name="P1"/>
      <text:p text:style-name="P3"><text:span text:style-name="T1">Human CR 6 MONK 7</text:span><text:line-break/><text:span text:style-name="T1">XP</text:span><text:span text:style-name="T3"> </text:span><text:span text:style-name="T2">1200</text:span><text:line-break/><text:span text:style-name="T2">Any Medium Humanoid</text:span><text:line-break/><text:span text:style-name="T2">Monk level 7 (skill points 30) -Monk</text:span><text:line-break/><text:span text:style-name="T2">(Monk ) </text:span><text:line-break/><text:span text:style-name="T1">Init</text:span><text:span text:style-name="T3"> </text:span><text:span text:style-name="T2">+3; </text:span><text:span text:style-name="T1">Senses</text:span><text:span text:style-name="T3"> </text:span><text:span text:style-name="T2">; Perception +14</text:span></text:p>
      <text:p text:style-name="P2">DEFENSE</text:p>
      <text:p text:style-name="P1"><text:span text:style-name="T1">AC</text:span><text:span text:style-name="T3"> </text:span><text:span text:style-name="T2">17, Touch 17, flat footed 14 ( No Armour, Shield, none) </text:span><text:line-break/><text:span text:style-name="T2">(+2 Dex, +4 Monk, +1 feats) </text:span><text:line-break/><text:span text:style-name="T1">hp</text:span><text:span text:style-name="T3"> 45</text:span><text:span text:style-name="T2"> (0d8+5d8+5+5);</text:span><text:line-break/><text:span text:style-name="T1">Fort</text:span><text:span text:style-name="T3"> </text:span><text:span text:style-name="T2">+7, </text:span><text:span text:style-name="T1">Ref</text:span><text:span text:style-name="T3"> </text:span><text:span text:style-name="T2">+8, </text:span><text:span text:style-name="T1">Will</text:span><text:span text:style-name="T3"> </text:span><text:span text:style-name="T2">+7 </text:span></text:p>
      <text:p text:style-name="P2">OFFENSE</text:p>
      <text:p text:style-name="P1"><text:span text:style-name="T1">Speed</text:span><text:span text:style-name="T3"> </text:span><text:span text:style-name="T2">45</text:span><text:line-break/><text:span text:style-name="T1">Melee</text:span><text:line-break/><text:span text:style-name="T1">Single Attack</text:span><text:span text:style-name="T3"> </text:span><text:span text:style-name="T2">Unarmed strike +3 (1d8+0) </text:span><text:line-break/><text:span text:style-name="T1">Full Attack</text:span><text:line-break/><text:span text:style-name="T2">2 Unarmed strike +3 (1d8+0)</text:span><text:line-break/><text:span text:style-name="T2">or Flurry of blows +3/3 1d8+0</text:span><text:line-break/><text:span text:style-name="T1">Space</text:span><text:span text:style-name="T3"> </text:span><text:span text:style-name="T2">5ft.; </text:span><text:span text:style-name="T1">Reach</text:span><text:span text:style-name="T3"> </text:span><text:span text:style-name="T2">5 </text:span><text:line-break/><text:span text:style-name="T1">Special Attacks</text:span><text:line-break/><text:span text:style-name="T1">Flurry of Blows</text:span><text:span text:style-name="T3"> </text:span><text:span text:style-name="T2">Extra attack(s) at modifier of </text:span><text:line-break/><text:span text:style-name="T1">Ki Extra Attack</text:span><text:span text:style-name="T3"> </text:span><text:span text:style-name="T2">for 1 point of Ki monk can have an additional attack with flurry of blows, free action</text:span><text:line-break/><text:span text:style-name="T1">Ki Pool (Magic)</text:span><text:span text:style-name="T3"> </text:span><text:span text:style-name="T2">Ki points = 1/2 level + WIS mod. </text:span><text:line-break/><text:span text:style-name="T2">As long as he has at least 1 point in his ki pool,he can make a ki strike. </text:span><text:line-break/><text:span text:style-name="T2">By spending 1 point from his ki pool, a monk can do one of the following: </text:span><text:line-break/><text:line-break/><text:span text:style-name="T2">Make one additional attack at his highest attack bonus when making a flurry of blows attack, or </text:span><text:line-break/><text:span text:style-name="T2">Increase his speed by 20 feet for 1 round, or </text:span><text:line-break/><text:span text:style-name="T2">Give himself a +4 dodge bonus to AC for 1 round. </text:span><text:line-break/><text:line-break/><text:span text:style-name="T2">Each of these powers is activated as a swift action. </text:span><text:line-break/><text:line-break/><text:span text:style-name="T2">The ki pool is replenished each morning after 8 hours of rest or meditation; these hours do not need to be consecutive.</text:span><text:line-break/><text:span text:style-name="T1">Ki Strike (Magic)</text:span><text:span text:style-name="T3"> </text:span><text:span text:style-name="T2">Fists are magic weapons</text:span><text:line-break/><text:span text:style-name="T1">Maneuver Training (Ex)</text:span><text:span text:style-name="T3"> </text:span><text:span text:style-name="T2">Monk uses level in place of base attack bonus when calculating CMB</text:span></text:p>
      <text:p text:style-name="P2">STATISTICS</text:p>
      <text:p text:style-name="P1"><text:span text:style-name="T1">Str</text:span><text:span text:style-name="T3"> </text:span><text:span text:style-name="T2">11, </text:span><text:span text:style-name="T1">Dex</text:span><text:span text:style-name="T3"> </text:span><text:span text:style-name="T2">14, </text:span><text:span text:style-name="T1">Con</text:span><text:span text:style-name="T3"> </text:span><text:span text:style-name="T2">13, </text:span><text:span text:style-name="T1">Int</text:span><text:span text:style-name="T3"> </text:span><text:span text:style-name="T2">13, </text:span><text:span text:style-name="T1">Wis</text:span><text:span text:style-name="T3"> </text:span><text:span text:style-name="T2">16, </text:span><text:span text:style-name="T1">Cha</text:span><text:span text:style-name="T3"> </text:span><text:span text:style-name="T2">8</text:span><text:line-break/><text:span text:style-name="T1">Base Attack</text:span><text:span text:style-name="T3"> </text:span><text:span text:style-name="T2">3 </text:span><text:span text:style-name="T1">CMB</text:span><text:span text:style-name="T3"> </text:span><text:span text:style-name="T2">5 ;(</text:span><text:span text:style-name="T1">grapple</text:span><text:span text:style-name="T3"> </text:span><text:span text:style-name="T2">7) ;</text:span><text:span text:style-name="T1">CMD</text:span><text:span text:style-name="T3"> </text:span><text:span text:style-name="T2">22 </text:span><text:line-break/><text:span text:style-name="T1">Feats</text:span><text:span text:style-name="T3"> </text:span><text:line-break/><text:span text:style-name="T2">Combat Reflexes: DEX mod additional attacks of opportunity,</text:span><text:line-break/><text:span text:style-name="T2">Scorpion Style: FORT DC 10 +1/2 level + WIS mod or speed reduced to 5ft for WIS mod rounds,</text:span><text:line-break/><text:span text:style-name="T2">Dodge: Add 1 to AC ,</text:span><text:line-break/><text:span text:style-name="T2">Evasion: No damage on reflex save,</text:span><text:line-break/><text:span text:style-name="T2">Improved Grapple: +2 bonus on grapple checks,</text:span><text:line-break/><text:span text:style-name="T2">Improved Unarmed Strike: Considered armed even when unarmed,</text:span><text:line-break/><text:span text:style-name="T2">Mobility: +4 AC to attacks of opportunity,</text:span><text:line-break/><text:soft-page-break/><text:span text:style-name="T2">Stunning Fist: Stun an opponent with unarmed strike. Fort DC 10 +1/2 level + WIS bonus,</text:span><text:line-break/><text:span text:style-name="T2">Two-Weapon Fighting: Get extra attack at -2 to all attacks</text:span><text:line-break/><text:span text:style-name="T1">Skills</text:span><text:span text:style-name="T3"> </text:span><text:span text:style-name="T2">Acrobatics 10, Climb 8, Escape Artist 10, Intimidate -1, Know History 1, Know Religion 9, Perception 11, Ride 2, Sense Motive 11, Swim 0</text:span><text:line-break/><text:span text:style-name="T1">Languages</text:span><text:span text:style-name="T3"> </text:span><text:span text:style-name="T2">Common</text:span></text:p>
      <text:p text:style-name="P2">ECOLOGY</text:p>
      <text:p text:style-name="P1"><text:span text:style-name="T1">Environment</text:span><text:span text:style-name="T3"> </text:span><text:span text:style-name="T2">Any</text:span><text:line-break/><text:span text:style-name="T1">Organization</text:span><text:span text:style-name="T3"> </text:span><text:span text:style-name="T2">Company 10-20, Band 30-100, Squad 4-8</text:span><text:line-break/><text:span text:style-name="T1">Treasure</text:span><text:span text:style-name="T3"> </text:span><text:span text:style-name="T2">Standard</text:span></text:p>
      <text:p text:style-name="P2">SPECIAL ABILITIES</text:p>
      <text:p text:style-name="P1"><text:span text:style-name="T1">Evasion</text:span><text:span text:style-name="T3"> </text:span><text:span text:style-name="T2">Reflex save no damage instead of 1/2 1</text:span><text:line-break/><text:span text:style-name="T1">Fast Movement</text:span><text:span text:style-name="T3"> </text:span><text:span text:style-name="T2">Land Movement raised by 10</text:span><text:line-break/><text:span text:style-name="T1">High Jump</text:span><text:span text:style-name="T3"> </text:span><text:span text:style-name="T2">Add level to acrobatics checks to jump always running start, 1 point of Ki adds +20</text:span><text:line-break/><text:span text:style-name="T1">Ki Dodge</text:span><text:span text:style-name="T3"> </text:span><text:span text:style-name="T2">for 1 point of Ki monk can add +4 dodge bonus to AC for 1 round, free action</text:span><text:line-break/><text:span text:style-name="T1">Ki speed</text:span><text:span text:style-name="T3"> </text:span><text:span text:style-name="T2">for 1 point of Ki a monk can increase speed by 20ft for one round, free action</text:span><text:line-break/><text:span text:style-name="T1">Purity of Body</text:span><text:span text:style-name="T3"> </text:span><text:span text:style-name="T2">Immune to Natural Diseases</text:span><text:line-break/><text:span text:style-name="T1">Purity of Body (Ex)</text:span><text:span text:style-name="T3"> </text:span><text:span text:style-name="T2">Gains immunity to all diseases, including supernatural and magical diseases</text:span><text:line-break/><text:span text:style-name="T1">Slow Fall</text:span><text:span text:style-name="T3"> </text:span><text:span text:style-name="T2">Can Fall up to (in feet) 20</text:span><text:line-break/><text:span text:style-name="T1">Still Mind</text:span><text:span text:style-name="T3"> </text:span><text:span text:style-name="T2">+2 vs enchantment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inherit" svg:font-family="inherit"/>
    <style:font-face style:name="verdana" svg:font-family="verdana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olan Roth</meta:initial-creator>
    <meta:creation-date>2015-08-17T15:33:55.53</meta:creation-date>
    <dc:date>2015-08-21T18:54:35.18</dc:date>
    <dc:creator>Nolan Roth</dc:creator>
    <meta:editing-duration>PT1H31M29S</meta:editing-duration>
    <meta:editing-cycles>3</meta:editing-cycles>
    <meta:generator>OpenOffice/4.1.1$Win32 OpenOffice.org_project/411m6$Build-9775</meta:generator>
    <meta:document-statistic meta:table-count="0" meta:image-count="0" meta:object-count="0" meta:page-count="8" meta:paragraph-count="55" meta:word-count="2052" meta:character-count="11223"/>
  </office:meta>
</office:document-meta>
</file>